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918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141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6" table:default-cell-style-name="ce1"/>
        <table:table-column table:style-name="co10" table:default-cell-style-name="ce1"/>
        <table:table-column table:style-name="co12" table:number-columns-repeated="1003" table:default-cell-style-name="ce1"/>
        <table:table-row table:style-name="ro1">
          <table:table-cell/>
          <table:table-cell table:style-name="ce3" office:value-type="string">
            <text:p>Stückliste für Universaldimmer V2.0</text:p>
          </table:table-cell>
          <table:table-cell table:number-columns-repeated="4"/>
          <table:table-cell table:style-name="ce9" office:value-type="date" office:date-value="2011-02-19">
            <text:p>19.02.1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Pos</text:p>
          </table:table-cell>
          <table:table-cell table:style-name="ce2" office:value-type="string">
            <text:p>Menge</text:p>
          </table:table-cell>
          <table:table-cell table:style-name="ce5" office:value-type="string">
            <text:p>Warenkorb Reichelt</text:p>
          </table:table-cell>
          <table:table-cell table:style-name="ce7" office:value-type="string">
            <text:p>Wert</text:p>
          </table:table-cell>
          <table:table-cell table:style-name="ce2" office:value-type="string">
            <text:p>Device</text:p>
          </table:table-cell>
          <table:table-cell table:style-name="ce2" office:value-type="string">
            <text:p>Reichelt</text:p>
          </table:table-cell>
          <table:table-cell table:style-name="ce2" office:value-type="string">
            <text:p>Conrad</text:p>
          </table:table-cell>
          <table:table-cell table:style-name="ce2" office:value-type="string">
            <text:p>Bauteile</text:p>
          </table:table-cell>
          <table:table-cell table:style-name="ce2"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N4007</text:p>
          </table:table-cell>
          <table:table-cell office:value-type="string">
            <text:p>Diode</text:p>
          </table:table-cell>
          <table:table-cell table:style-name="ce8" office:value-type="string">
            <text:p><text:a xlink:href="http://www.reichelt.de/?;ACTION=3;LA=5000;GROUP=A411;GROUPID=2987;ARTICLE=1729;START=0;SORT=artnr;OFFSET=1000;SID=28mXQvtqwQARwAAHk2Gfoaeffd68a45bafd7cff271b5f443c1c8a">1N 4007</text:a> </text:p>
          </table:table-cell>
          <table:table-cell table:style-name="ce8"/>
          <table:table-cell office:value-type="string">
            <text:p>D1,</text:p>
          </table:table-cell>
          <table:table-cell office:value-type="string">
            <text:p>D101</text:p>
          </table:table-cell>
          <table:table-cell office:value-type="string">
            <text:p>D6,</text:p>
          </table:table-cell>
          <table:table-cell office:value-type="string">
            <text:p>D7,</text:p>
          </table:table-cell>
          <table:table-cell office:value-type="string">
            <text:p>D106,</text:p>
          </table:table-cell>
          <table:table-cell office:value-type="string">
            <text:p>D107</text:p>
          </table:table-cell>
          <table:table-cell table:number-columns-repeated="1011"/>
        </table:table-row>
        <table:table-row table:style-name="ro2">
          <table:table-cell table:number-columns-repeated="3" office:value-type="float" office:value="2">
            <text:p>2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table:style-name="ce8" office:value-type="string">
            <text:p><text:a xlink:href="http://www.reichelt.de/?;ACTION=3;LA=5011;GROUP=A411;GROUPID=2987;ARTICLE=1730;OFFSET=1000;SORT=artnr">1N 4148</text:a> </text:p>
          </table:table-cell>
          <table:table-cell table:style-name="ce8"/>
          <table:table-cell office:value-type="string">
            <text:p>D4,</text:p>
          </table:table-cell>
          <table:table-cell office:value-type="string">
            <text:p>D104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3uH</text:p>
          </table:table-cell>
          <table:table-cell office:value-type="string">
            <text:p>Drossel</text:p>
          </table:table-cell>
          <table:table-cell table:style-name="ce8" office:value-type="string">
            <text:p><text:a xlink:href="http://www.reichelt.de/?;ACTION=3;LA=5000;GROUP=B514;GROUPID=3181;ARTICLE=12156;START=0;SORT=artnr;OFFSET=1000;SID=28mXQvtqwQARwAAHk2Gfoaeffd68a45bafd7cff271b5f443c1c8a">MISC 3µ</text:a> </text:p>
          </table:table-cell>
          <table:table-cell table:style-name="ce8"/>
          <table:table-cell office:value-type="string">
            <text:p>L1,</text:p>
          </table:table-cell>
          <table:table-cell office:value-type="string">
            <text:p>L101</text:p>
          </table:table-cell>
          <table:table-cell table:number-columns-repeated="1015"/>
        </table:table-row>
        <table:table-row table:style-name="ro2">
          <table:table-cell table:number-columns-repeated="3" office:value-type="float" office:value="4">
            <text:p>4</text:p>
          </table:table-cell>
          <table:table-cell office:value-type="string">
            <text:p>IRFP460</text:p>
          </table:table-cell>
          <table:table-cell office:value-type="string">
            <text:p>FET</text:p>
          </table:table-cell>
          <table:table-cell table:style-name="ce8" office:value-type="string">
            <text:p><text:a xlink:href="http://www.reichelt.de/?;ACTION=3;LA=5011;GROUP=A164;GROUPID=2893;ARTICLE=41707;OFFSET=1000;SORT=artnr">IRFP 460</text:a></text:p>
          </table:table-cell>
          <table:table-cell table:style-name="ce8"/>
          <table:table-cell office:value-type="string">
            <text:p>Q1,</text:p>
          </table:table-cell>
          <table:table-cell office:value-type="string">
            <text:p>Q2,</text:p>
          </table:table-cell>
          <table:table-cell office:value-type="string">
            <text:p>Q101,</text:p>
          </table:table-cell>
          <table:table-cell office:value-type="string">
            <text:p>Q102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TC 3k3</text:p>
          </table:table-cell>
          <table:table-cell office:value-type="string">
            <text:p>Heißleiter</text:p>
          </table:table-cell>
          <table:table-cell table:style-name="ce8" office:value-type="string">
            <text:p><text:a xlink:href="http://www.reichelt.de/?;ACTION=3;LA=5000;GROUP=B15;GROUPID=3114;ARTICLE=13559;START=0;SORT=artnr;OFFSET=1000;SID=28mXQvtqwQARwAAHk2Gfoaeffd68a45bafd7cff271b5f443c1c8a">NTC-0,2 3,3K</text:a> </text:p>
          </table:table-cell>
          <table:table-cell table:style-name="ce8"/>
          <table:table-cell office:value-type="string">
            <text:p>R16,</text:p>
          </table:table-cell>
          <table:table-cell office:value-type="string">
            <text:p>R116</text:p>
          </table:table-cell>
          <table:table-cell table:style-name="Default"/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8 polig</text:p>
          </table:table-cell>
          <table:table-cell office:value-type="string">
            <text:p>IC-Fassung</text:p>
          </table:table-cell>
          <table:table-cell table:style-name="ce8" office:value-type="string">
            <text:p><text:a xlink:href="http://www.reichelt.de/?;ACTION=3;LA=5011;GROUP=C131;GROUPID=3215;ARTICLE=8231;OFFSET=1000;SORT=artnr">GS 8P</text:a>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4 Polig</text:p>
          </table:table-cell>
          <table:table-cell office:value-type="string">
            <text:p>IC-Fassung</text:p>
          </table:table-cell>
          <table:table-cell table:style-name="ce8" office:value-type="string">
            <text:p><text:a xlink:href="http://www.reichelt.de/?;ACTION=3;LA=5011;GROUP=C131;GROUPID=3215;ARTICLE=8207;OFFSET=1000;SORT=artnr">GS 14P</text:a>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A</text:p>
          </table:table-cell>
          <table:table-cell office:value-type="string">
            <text:p>Kleinstsicherung</text:p>
          </table:table-cell>
          <table:table-cell/>
          <table:table-cell table:style-name="ce10" office:value-type="string">
            <text:p><text:a xlink:href="http://www.conrad.de/ce/de/product/536970/KLEINSTSICHERUNG-20-A-TRAeGE/0217310">536970</text:a></text:p>
          </table:table-cell>
          <table:table-cell office:value-type="string">
            <text:p>F1,</text:p>
          </table:table-cell>
          <table:table-cell office:value-type="string">
            <text:p>F101</text:p>
          </table:table-cell>
          <table:table-cell table:number-columns-repeated="1015"/>
        </table:table-row>
        <table:table-row table:style-name="ro4"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W237-102</text:p>
          </table:table-cell>
          <table:table-cell office:value-type="string">
            <text:p>Klemme</text:p>
          </table:table-cell>
          <table:table-cell table:style-name="ce8" office:value-type="string">
            <text:p><text:a xlink:href="http://www.reichelt.de/?;ACTION=3;LA=5011;GROUP=D781;GROUPID=3894;ARTICLE=36620;OFFSET=1000;SORT=artnr">AKL 073-02</text:a></text:p>
          </table:table-cell>
          <table:table-cell table:style-name="ce8"/>
          <table:table-cell office:value-type="string">
            <text:p>KL1,</text:p>
          </table:table-cell>
          <table:table-cell office:value-type="string">
            <text:p>KL2,</text:p>
          </table:table-cell>
          <table:table-cell office:value-type="string">
            <text:p>KL101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6.8nF</text:p>
          </table:table-cell>
          <table:table-cell office:value-type="string">
            <text:p>Kondensator</text:p>
          </table:table-cell>
          <table:table-cell table:style-name="ce8" office:value-type="string">
            <text:p><text:a xlink:href="http://www.reichelt.de/?;ACTION=3;LA=5000;GROUP=B322;GROUPID=3151;ARTICLE=31947;START=0;SORT=artnr;OFFSET=1000;SID=28mXQvtqwQARwAAHk2Gfoaeffd68a45bafd7cff271b5f443c1c8a">FKP-2 6,8N</text:a> </text:p>
          </table:table-cell>
          <table:table-cell table:style-name="ce8"/>
          <table:table-cell office:value-type="string">
            <text:p>C3,</text:p>
          </table:table-cell>
          <table:table-cell office:value-type="string">
            <text:p>C103</text:p>
          </table:table-cell>
          <table:table-cell table:number-columns-repeated="1015"/>
        </table:table-row>
        <table:table-row table:style-name="ro5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7u</text:p>
          </table:table-cell>
          <table:table-cell office:value-type="string">
            <text:p>Kondensator</text:p>
          </table:table-cell>
          <table:table-cell table:style-name="ce8" office:value-type="string">
            <text:p><text:a xlink:href="http://www.reichelt.de/?;ACTION=3;LA=5011;GROUP=B312;GROUPID=3143;ARTICLE=15143;OFFSET=1000;SORT=artnr">RAD 47/25</text:a></text:p>
          </table:table-cell>
          <table:table-cell table:style-name="ce8"/>
          <table:table-cell office:value-type="string">
            <text:p>C1,</text:p>
          </table:table-cell>
          <table:table-cell office:value-type="string">
            <text:p>C4,</text:p>
          </table:table-cell>
          <table:table-cell office:value-type="string">
            <text:p>C101,</text:p>
          </table:table-cell>
          <table:table-cell office:value-type="string">
            <text:p>C104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Kondensator</text:p>
          </table:table-cell>
          <table:table-cell table:style-name="ce8" office:value-type="string">
            <text:p><text:a xlink:href="http://www.reichelt.de/?;ACTION=3;LA=5011;GROUP=B3512;GROUPID=3162;ARTICLE=22865;OFFSET=1000;SORT=artnr">X7R-5 100N</text:a></text:p>
          </table:table-cell>
          <table:table-cell table:style-name="ce8"/>
          <table:table-cell office:value-type="string">
            <text:p>C2,</text:p>
          </table:table-cell>
          <table:table-cell office:value-type="string">
            <text:p>C102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M324N</text:p>
          </table:table-cell>
          <table:table-cell office:value-type="string">
            <text:p>Operationsverstärker</text:p>
          </table:table-cell>
          <table:table-cell table:style-name="ce8" office:value-type="string">
            <text:p><text:a xlink:href="http://www.reichelt.de/?;ACTION=3;LA=5011;GROUP=A215;GROUPID=2912;ARTICLE=10463;OFFSET=1000;SORT=artnr">LM 324 DIL</text:a></text:p>
          </table:table-cell>
          <table:table-cell table:style-name="ce8"/>
          <table:table-cell office:value-type="string">
            <text:p>IC3,</text:p>
          </table:table-cell>
          <table:table-cell office:value-type="string">
            <text:p>IC103</text:p>
          </table:table-cell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LD74</text:p>
          </table:table-cell>
          <table:table-cell office:value-type="string">
            <text:p>Optokoppler</text:p>
          </table:table-cell>
          <table:table-cell table:style-name="ce8" office:value-type="string">
            <text:p><text:a xlink:href="http://www.reichelt.de/?;ACTION=3;LA=444;GROUP=A55;GROUPID=3046;ARTICLE=8773;START=0;SORT=artnr;OFFSET=1000;SID=28mXQvtqwQARwAAHk2Gfoaeffd68a45bafd7cff271b5f443c1c8a">ILD 74</text:a> </text:p>
          </table:table-cell>
          <table:table-cell table:style-name="ce8"/>
          <table:table-cell office:value-type="string">
            <text:p>OK1,</text:p>
          </table:table-cell>
          <table:table-cell office:value-type="string">
            <text:p>OK2,</text:p>
          </table:table-cell>
          <table:table-cell office:value-type="string">
            <text:p>OK3,</text:p>
          </table:table-cell>
          <table:table-cell office:value-type="string">
            <text:p>OK4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icherungshalter</text:p>
          </table:table-cell>
          <table:table-cell table:style-name="ce8" office:value-type="string">
            <text:p><text:a xlink:href="http://www.reichelt.de/?;ACTION=3;LA=5000;GROUP=C49;GROUPID=3308;ARTICLE=17544;START=0;SORT=artnr;OFFSET=1000;SID=28mXQvtqwQARwAAHk2Gfoaeffd68a45bafd7cff271b5f443c1c8a">PL 166600</text:a> </text:p>
          </table:table-cell>
          <table:table-cell table:style-name="ce8"/>
          <table:table-cell office:value-type="string">
            <text:p>FH1</text:p>
          </table:table-cell>
          <table:table-cell office:value-type="string">
            <text:p>FH101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78L12</text:p>
          </table:table-cell>
          <table:table-cell office:value-type="string">
            <text:p>Spannungsregler</text:p>
          </table:table-cell>
          <table:table-cell table:style-name="ce8" office:value-type="string">
            <text:p><text:a xlink:href="http://www.reichelt.de/?;ACTION=3;LA=5011;GROUP=A211;GROUPID=2908;ARTICLE=23476;OFFSET=1000;SORT=artnr">µA 78L12</text:a></text:p>
          </table:table-cell>
          <table:table-cell table:style-name="ce8"/>
          <table:table-cell office:value-type="string">
            <text:p>IC1,</text:p>
          </table:table-cell>
          <table:table-cell office:value-type="string">
            <text:p>IC101</text:p>
          </table:table-cell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INHD-2X10</text:p>
          </table:table-cell>
          <table:table-cell office:value-type="string">
            <text:p>Stiftleiste</text:p>
          </table:table-cell>
          <table:table-cell table:style-name="ce8" office:value-type="string">
            <text:p><text:a xlink:href="http://www.reichelt.de/?;ACTION=3;LA=5011;GROUP=C141;GROUPID=3220;ARTICLE=19488;OFFSET=1000;SORT=artnr">SL 2X10G 2,54</text:a>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MAJ40CA</text:p>
          </table:table-cell>
          <table:table-cell office:value-type="string">
            <text:p>SUPPRESSORDiode</text:p>
          </table:table-cell>
          <table:table-cell table:number-columns-repeated="2"/>
          <table:table-cell office:value-type="string">
            <text:p>D8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C546B</text:p>
          </table:table-cell>
          <table:table-cell office:value-type="string">
            <text:p>Transistor</text:p>
          </table:table-cell>
          <table:table-cell table:style-name="ce8" office:value-type="string">
            <text:p><text:a xlink:href="http://www.reichelt.de/?;ACTION=3;LA=5000;GROUP=A121;GROUPID=2881;ARTICLE=5004;START=0;SORT=artnr;OFFSET=1000;SID=28mXQvtqwQARwAAHk2Gfoaeffd68a45bafd7cff271b5f443c1c8a">BC 546B</text:a> </text:p>
          </table:table-cell>
          <table:table-cell table:style-name="ce8"/>
          <table:table-cell office:value-type="string">
            <text:p>Q3,</text:p>
          </table:table-cell>
          <table:table-cell office:value-type="string">
            <text:p>Q103</text:p>
          </table:table-cell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PSA44</text:p>
          </table:table-cell>
          <table:table-cell office:value-type="string">
            <text:p>Transistor</text:p>
          </table:table-cell>
          <table:table-cell table:style-name="ce8" office:value-type="string">
            <text:p><text:a xlink:href="http://www.reichelt.de/?;ACTION=3;LA=5000;GROUP=A13;GROUPID=2886;ARTICLE=13114;START=0;SORT=artnr;OFFSET=1000;SID=28mXQvtqwQARwAAHk2Gfoaeffd68a45bafd7cff271b5f443c1c8a">MPSA 44</text:a> </text:p>
          </table:table-cell>
          <table:table-cell table:style-name="ce8"/>
          <table:table-cell office:value-type="string">
            <text:p>Q4,</text:p>
          </table:table-cell>
          <table:table-cell office:value-type="string">
            <text:p>Q104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6KE39A</text:p>
          </table:table-cell>
          <table:table-cell office:value-type="string">
            <text:p>Überspannungsschutzdiode</text:p>
          </table:table-cell>
          <table:table-cell table:style-name="ce8" office:value-type="string">
            <text:p><text:a xlink:href="http://www.reichelt.de/?;ACTION=3;LA=5000;GROUP=A46;GROUPID=3000;ARTICLE=42015;START=0;SORT=artnr;OFFSET=1000;SID=28mXQvtqwQARwAAHk2Gfoaeffd68a45bafd7cff271b5f443c1c8a">P6KE 39A</text:a> </text:p>
          </table:table-cell>
          <table:table-cell table:style-name="ce8"/>
          <table:table-cell office:value-type="string">
            <text:p>D8'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7N391K</text:p>
          </table:table-cell>
          <table:table-cell office:value-type="string">
            <text:p>Varistor</text:p>
          </table:table-cell>
          <table:table-cell table:style-name="ce8" office:value-type="string">
            <text:p><text:a xlink:href="http://www.reichelt.de/?;ACTION=3;LA=5000;GROUP=B15;GROUPID=3114;ARTICLE=22313;START=0;SORT=artnr;OFFSET=1000;SID=28mXQvtqwQARwAAHk2Gfoaeffd68a45bafd7cff271b5f443c1c8a">VDR-0,25 420</text:a> </text:p>
          </table:table-cell>
          <table:table-cell table:style-name="ce8"/>
          <table:table-cell office:value-type="string">
            <text:p>V1,</text:p>
          </table:table-cell>
          <table:table-cell office:value-type="string">
            <text:p>V101</text:p>
          </table:table-cell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k</text:p>
          </table:table-cell>
          <table:table-cell office:value-type="string">
            <text:p>Widerstand</text:p>
          </table:table-cell>
          <table:table-cell table:style-name="ce8" office:value-type="string">
            <text:p><text:a xlink:href="http://www.reichelt.de/?;ACTION=3;LA=5011;GROUP=B1214;GROUPID=3078;ARTICLE=11403;OFFSET=1000;SORT=artnr">METALL 1,00K</text:a></text:p>
          </table:table-cell>
          <table:table-cell table:style-name="ce8"/>
          <table:table-cell office:value-type="string">
            <text:p>R7,</text:p>
          </table:table-cell>
          <table:table-cell office:value-type="string">
            <text:p>R8,</text:p>
          </table:table-cell>
          <table:table-cell office:value-type="string">
            <text:p>R10,</text:p>
          </table:table-cell>
          <table:table-cell office:value-type="string">
            <text:p>R107,</text:p>
          </table:table-cell>
          <table:table-cell office:value-type="string">
            <text:p>R108,</text:p>
          </table:table-cell>
          <table:table-cell office:value-type="string">
            <text:p>R110</text:p>
          </table:table-cell>
          <table:table-cell table:number-columns-repeated="1011"/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M3</text:p>
          </table:table-cell>
          <table:table-cell office:value-type="string">
            <text:p>Widerstand</text:p>
          </table:table-cell>
          <table:table-cell table:style-name="ce8" office:value-type="string">
            <text:p><text:a xlink:href="http://www.reichelt.de/?;ACTION=3;LA=5000;GROUP=B1217;GROUPID=3081;ARTICLE=11778;START=0;SORT=artnr;OFFSET=1000;SID=28mXQvtqwQARwAAHk2Gfoaeffd68a45bafd7cff271b5f443c1c8a">METALL 4,30M</text:a> </text:p>
          </table:table-cell>
          <table:table-cell table:style-name="ce8"/>
          <table:table-cell office:value-type="string">
            <text:p>R3,</text:p>
          </table:table-cell>
          <table:table-cell office:value-type="string">
            <text:p>R103</text:p>
          </table:table-cell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20k</text:p>
          </table:table-cell>
          <table:table-cell office:value-type="string">
            <text:p>Widerstand</text:p>
          </table:table-cell>
          <table:table-cell table:style-name="ce8" office:value-type="string">
            <text:p><text:a xlink:href="http://www.reichelt.de/?ACTION=3;GROUP=B1215;GROUPID=3079;ARTICLE=11606;SID=28mXQvtqwQARwAAHk2Gfoaeffd68a45bafd7cff271b5f443c1c8a">METALL 20,0K</text:a> </text:p>
          </table:table-cell>
          <table:table-cell table:style-name="ce8"/>
          <table:table-cell office:value-type="string">
            <text:p>R5,</text:p>
          </table:table-cell>
          <table:table-cell office:value-type="string">
            <text:p>R105</text:p>
          </table:table-cell>
          <table:table-cell office:value-type="string">
            <text:p>R6,</text:p>
          </table:table-cell>
          <table:table-cell office:value-type="string">
            <text:p>R106,</text:p>
          </table:table-cell>
          <table:table-cell office:value-type="string">
            <text:p>R9,</text:p>
          </table:table-cell>
          <table:table-cell office:value-type="string">
            <text:p>R109</text:p>
          </table:table-cell>
          <table:table-cell office:value-type="string">
            <text:p>R12</text:p>
          </table:table-cell>
          <table:table-cell office:value-type="string">
            <text:p>R112</text:p>
          </table:table-cell>
          <table:table-cell office:value-type="string">
            <text:p>R15,</text:p>
          </table:table-cell>
          <table:table-cell office:value-type="string">
            <text:p>R115</text:p>
          </table:table-cell>
          <table:table-cell table:number-columns-repeated="1007"/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Widerstand</text:p>
          </table:table-cell>
          <table:table-cell table:style-name="ce8" office:value-type="string">
            <text:p><text:a xlink:href="http://www.reichelt.de/?ACTION=3;GROUP=B1213;GROUPID=3077;ARTICLE=11457;SID=28mXQvtqwQARwAAHk2Gfoaeffd68a45bafd7cff271b5f443c1c8a">METALL 100</text:a> </text:p>
          </table:table-cell>
          <table:table-cell table:style-name="ce8"/>
          <table:table-cell office:value-type="string">
            <text:p>R11,</text:p>
          </table:table-cell>
          <table:table-cell office:value-type="string">
            <text:p>R111</text:p>
          </table:table-cell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100k</text:p>
          </table:table-cell>
          <table:table-cell office:value-type="string">
            <text:p>Widerstand</text:p>
          </table:table-cell>
          <table:table-cell table:style-name="ce8" office:value-type="string">
            <text:p><text:a xlink:href="http://www.reichelt.de/?;ACTION=3;LA=5011;GROUP=B1216;GROUPID=3080;ARTICLE=11458;OFFSET=1000;SORT=artnr">METALL 100K</text:a></text:p>
          </table:table-cell>
          <table:table-cell table:style-name="ce8"/>
          <table:table-cell office:value-type="string">
            <text:p>R2,</text:p>
          </table:table-cell>
          <table:table-cell office:value-type="string">
            <text:p>R4,</text:p>
          </table:table-cell>
          <table:table-cell office:value-type="string">
            <text:p>R13,</text:p>
          </table:table-cell>
          <table:table-cell office:value-type="string">
            <text:p>R14,</text:p>
          </table:table-cell>
          <table:table-cell office:value-type="string">
            <text:p>R18,</text:p>
          </table:table-cell>
          <table:table-cell office:value-type="string">
            <text:p>R19,</text:p>
          </table:table-cell>
          <table:table-cell office:value-type="string">
            <text:p>R22,</text:p>
          </table:table-cell>
          <table:table-cell office:value-type="string">
            <text:p>R102,</text:p>
          </table:table-cell>
          <table:table-cell office:value-type="string">
            <text:p>R104,</text:p>
          </table:table-cell>
          <table:table-cell office:value-type="string">
            <text:p>R113,</text:p>
          </table:table-cell>
          <table:table-cell office:value-type="string">
            <text:p>R114,</text:p>
          </table:table-cell>
          <table:table-cell office:value-type="string">
            <text:p>R118,</text:p>
          </table:table-cell>
          <table:table-cell office:value-type="string">
            <text:p>R119,</text:p>
          </table:table-cell>
          <table:table-cell office:value-type="string">
            <text:p>R122</text:p>
          </table:table-cell>
          <table:table-cell table:number-columns-repeated="1003"/>
        </table:table-row>
        <table:table-row table:style-name="ro2">
          <table:table-cell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Widerstand</text:p>
          </table:table-cell>
          <table:table-cell table:style-name="ce8" office:value-type="string">
            <text:p><text:a xlink:href="http://www.reichelt.de/?;ACTION=3;LA=5011;GROUP=B1216;GROUPID=3080;ARTICLE=11628;OFFSET=1000;SORT=artnr">METALL 220K</text:a></text:p>
          </table:table-cell>
          <table:table-cell table:style-name="ce8"/>
          <table:table-cell office:value-type="string">
            <text:p>R17,</text:p>
          </table:table-cell>
          <table:table-cell office:value-type="string">
            <text:p>R20,</text:p>
          </table:table-cell>
          <table:table-cell office:value-type="string">
            <text:p>R117,</text:p>
          </table:table-cell>
          <table:table-cell office:value-type="string">
            <text:p>R120</text:p>
          </table:table-cell>
          <table:table-cell table:number-columns-repeated="1013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string">
            <text:p>Widerstand</text:p>
          </table:table-cell>
          <table:table-cell table:style-name="ce8" office:value-type="string">
            <text:p><text:a xlink:href="http://www.reichelt.de/?;ACTION=3;LA=5011;GROUP=B1213;GROUPID=3077;ARTICLE=11826;OFFSET=1000;SORT=artnr">METALL 470</text:a></text:p>
          </table:table-cell>
          <table:table-cell table:style-name="ce8"/>
          <table:table-cell office:value-type="string">
            <text:p>R21,</text:p>
          </table:table-cell>
          <table:table-cell office:value-type="string">
            <text:p>R121</text:p>
          </table:table-cell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string">
            <text:p>Widerstand 2W</text:p>
          </table:table-cell>
          <table:table-cell table:style-name="ce8" office:value-type="string">
            <text:p><text:a xlink:href="http://www.reichelt.de/?;ACTION=3;LA=5011;GROUP=B161;GROUPID=3116;ARTICLE=2256;OFFSET=1000;SORT=artnr">2W DRAHT 0,1</text:a></text:p>
          </table:table-cell>
          <table:table-cell table:style-name="ce8"/>
          <table:table-cell office:value-type="string">
            <text:p>R1,</text:p>
          </table:table-cell>
          <table:table-cell office:value-type="string">
            <text:p>R101</text:p>
          </table:table-cell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Widerstand 2W</text:p>
          </table:table-cell>
          <table:table-cell table:style-name="ce8" office:value-type="string">
            <text:p><text:a xlink:href="http://www.reichelt.de/?;ACTION=3;LA=5000;GROUP=B1222;GROUPID=3084;ARTICLE=2328;START=0;SORT=artnr;OFFSET=1000;SID=28mXQvtqwQARwAAHk2Gfoaeffd68a45bafd7cff271b5f443c1c8a">2W METALL 2,2K</text:a> </text:p>
          </table:table-cell>
          <table:table-cell table:style-name="ce8"/>
          <table:table-cell office:value-type="string">
            <text:p>R23,</text:p>
          </table:table-cell>
          <table:table-cell office:value-type="string">
            <text:p>R123</text:p>
          </table:table-cell>
          <table:table-cell table:number-columns-repeated="1015"/>
        </table:table-row>
        <table:table-row table:style-name="ro2"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ZF18</text:p>
          </table:table-cell>
          <table:table-cell office:value-type="string">
            <text:p>ZENER-DIODE</text:p>
          </table:table-cell>
          <table:table-cell table:style-name="ce8" office:value-type="string">
            <text:p><text:a xlink:href="http://www.reichelt.de/?;ACTION=3;LA=5000;GROUP=A421;GROUPID=2993;ARTICLE=23118;START=0;SORT=artnr;OFFSET=1000;SID=28mXQvtqwQARwAAHk2Gfoaeffd68a45bafd7cff271b5f443c1c8a">ZF 18</text:a> </text:p>
          </table:table-cell>
          <table:table-cell table:style-name="ce8"/>
          <table:table-cell office:value-type="string">
            <text:p>D5,</text:p>
          </table:table-cell>
          <table:table-cell office:value-type="string">
            <text:p>D105</text:p>
          </table:table-cell>
          <table:table-cell table:number-columns-repeated="1015"/>
        </table:table-row>
        <table:table-row table:style-name="ro2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ZF6.8</text:p>
          </table:table-cell>
          <table:table-cell office:value-type="string">
            <text:p>ZENER-DIODE</text:p>
          </table:table-cell>
          <table:table-cell table:style-name="ce8" office:value-type="string">
            <text:p><text:a xlink:href="http://www.reichelt.de/?;ACTION=3;LA=5000;GROUP=A421;GROUPID=2993;ARTICLE=23142;START=0;SORT=artnr;OFFSET=1000;SID=28mXQvtqwQARwAAHk2Gfoaeffd68a45bafd7cff271b5f443c1c8a">ZF 6,8</text:a> </text:p>
          </table:table-cell>
          <table:table-cell table:style-name="ce8"/>
          <table:table-cell office:value-type="string">
            <text:p>D2,</text:p>
          </table:table-cell>
          <table:table-cell office:value-type="string">
            <text:p>D102</text:p>
          </table:table-cell>
          <table:table-cell office:value-type="string">
            <text:p>D3,</text:p>
          </table:table-cell>
          <table:table-cell office:value-type="string">
            <text:p>D10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formula="of:=SUM([.B4:.B37])" office:value-type="float" office:value="104">
            <text:p>104</text:p>
          </table:table-cell>
          <table:table-cell table:style-name="ce1" table:formula="of:=SUM([.C4:.C37])" office:value-type="float" office:value="93">
            <text:p>93</text:p>
          </table:table-cell>
          <table:table-cell table:number-columns-repeated="1021"/>
        </table:table-row>
        <table:table-row table:style-name="ro2" table:number-rows-repeated="6549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Tabelle1.A4:Tabelle1.AMJ3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18.02.2011</text:date>, <text:time>19:37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8T19:37:10.69</dc:date>
    <dc:creator>Rainer Petzoldt</dc:creator>
    <meta:generator>OpenOffice.org/3.2$Win32 OpenOffice.org_project/320m18$Build-9502</meta:generator>
    <meta:editing-duration>PT01H29M59S</meta:editing-duration>
    <meta:editing-cycles>12</meta:editing-cycles>
    <meta:document-statistic meta:table-count="1" meta:cell-count="303" meta:object-count="0"/>
  </office:meta>
</office:document-meta>
</file>